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text:span text:style-name="span_.bgt_NoteGeneralParagraph_Paragraph_scrSection_columns_scrBook">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Paragraph_scrSection_columns_scrBook">15</text:span><text:span text:style-name="span_.bgt_Paragraph_scrSection_columns_scrBook">Keana ikageeni, na havimiu keda pukuni tabu, eigna a God ke vahighamu ke tabu. </text:span><text:span text:style-name="VerseNumber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text:span text:style-name="span_.bgt_NoteCrossHYPHENReferenceParagraph_Paragraph_scrSection_columns_scrBook">Levitikas 11:44-45, 19:2, 20:7</text:span></text:p></text:note-body></text:note></text:p>
          <text:p text:style-name="Paragraph_scrSection_columns_scrBook"><text:span text:style-name="VerseNumber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text:span text:style-name="span_.bgt_NoteCrossHYPHENReferenceParagraph_Line1_scrSection_columns_scrBook">Aesaea 40:6-8</text:span></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text:span text:style-name="Emphasis_.bgt_NoteGeneralParagraph_Paragraph_scrSection_columns_scrBook">Na naghoi ghahira kori hidigna na vathe:</text:span><text:span text:style-name="span_.bgt_NoteGeneralParagraph_Paragraph_scrSection_columns_scrBook"> Reghia kori Diksonari.</text:span></text:p></text:note-body></text:note><text:span text:style-name="span_.bgt_Paragraph_scrSection_columns_scrBook"> Na ghahira iangeni, na komi tinoni kena bosi magnahaghinia, kari a God ke vahia me toatogha ke nagho vano. </text:span><text:span text:style-name="VerseNumber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text:span text:style-name="span_.bgt_NoteCrossHYPHENReferenceParagraph_Line1_scrSection_columns_scrBook">Aesaea 28:16</text:span></text:p></text:note-body></text:note></text:p>
          <text:p text:style-name="ParagraphContinuation_scrSection_columns_scrBook"><text:span text:style-name="VerseNumber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text:span text:style-name="span_.bgt_NoteCrossHYPHENReferenceParagraph_Line1_scrSection_columns_scrBook">Psalm 118:22</text:span></text:p></text:note-body></text:note></text:p>
          <text:p text:style-name="ParagraphContinuation_scrSection_columns_scrBook"><text:span text:style-name="VerseNumber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text:span text:style-name="span_.bgt_NoteCrossHYPHENReferenceParagraph_Line1_scrSection_columns_scrBook">Aesaea 8:14</text:span></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text:span text:style-name="Emphasis_.bgt_NoteGeneralParagraph_Paragraph_scrSection_columns_scrBook">King gna i Rom:</text:span><text:span text:style-name="span_.bgt_NoteGeneralParagraph_Paragraph_scrSection_columns_scrBook"> Reghia kori Diksonari.</text:span></text:p></text:note-body></text:note><text:span text:style-name="span_.bgt_Paragraph_scrSection_columns_scrBook"> eigna imanea ke vunaghi pungusira na komi tinoni gougovu. </text:span><text:span text:style-name="VerseNumber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ext:span text:style-name="Emphasis_.bgt_NoteGeneralParagraph_Paragraph_scrSection_columns_scrBook">Tinoni seka: </text:span><text:span text:style-name="span_.bgt_NoteGeneralParagraph_Paragraph_scrSection_columns_scrBook">Reghia kori Diksonari.</text:span></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Paragraph_scrSection_columns_scrBook">22</text:span><text:span text:style-name="span_.bgt_Paragraph_scrSection_columns_scrBook">A Krais ke boi eia sa koakoa me teo sa piapilau ke au mai kori livogna. </text:span><text:span text:style-name="VerseNumber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2</text:span><text:span text:style-name="span_.bgt_Paragraph_scrSection_columns_scrBook">eigna imarea kedana reghi leghua na puhimiu ke jino mena reghia mua ighamu koti ghaghana bohea a God. </text:span><text:span text:style-name="VerseNumber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text:span text:style-name="span_.bgt_NoteCrossHYPHENReferenceParagraph_Line1_scrSection_columns_scrBook">Psalm 34:12-16</text:span></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Paragraph_scrSection_columns_scrBook">13</text:span><text:span text:style-name="span_.bgt_Paragraph_scrSection_columns_scrBook">Gi kotida agutu heta bali eia na komi fata ke toke, da teo ahai keda vaparaghamu. </text:span><text:span text:style-name="VerseNumber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19</text:span><text:span text:style-name="span_.bgt_Paragraph_scrSection_columns_scrBook">Mi kori nigna na mana na Tarunga ke Tabu, a Krais ke vano me titiono tadia na komi tarunga kena mono kori meleha papara. </text:span><text:span text:style-name="VerseNumber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Paragraph_scrSection_columns_scrBook">9</text:span><text:span text:style-name="span_.bgt_Paragraph_scrSection_columns_scrBook">Oti kalitira ara kulamiu kiloau kori vathemiu. E boi toke kotida bosi nimiu na eiagna iangeni. </text:span><text:span text:style-name="VerseNumber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text:span text:style-name="span_.bgt_NoteCrossHYPHENReferenceParagraph_Line1_scrSection_columns_scrBook">Provebs 11:31</text:span></text:p></text:note-body></text:note></text:p>
          <text:p text:style-name="Paragraph_scrSection_columns_scrBook"><text:span text:style-name="VerseNumber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text:span text:style-name="span_.bgt_NoteCrossHYPHENReferenceParagraph_Line1_scrSection_columns_scrBook">Provebs 3:34</text:span></text:p></text:note-body></text:note></text:p>
          <text:p text:style-name="ParagraphContinuation_scrSection_columns_scrBook"><text:span text:style-name="VerseNumber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text:span text:style-name="span_.bgt_NoteGeneralParagraph_Paragraph_scrSection_columns_scrBook">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18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18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line-height="11pt" fo:text-indent=".2in" fo:margin-left="0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line-height="11pt" fo:text-indent=".2in" fo:margin-left="0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line-height="11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line-height="11pt" fo:text-align="left" fo:text-indent="0pt" fo:margin-left="0pt" fo:margin-top="3pt" fo:margin-bottom="3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margin-left="24pt" fo:text-indent="-12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ectionHeadMinor" style:family="paragraph" style:parent-style-name="none">
      <style:paragraph-properties xmlns:fo="urn:oasis:names:tc:opendocument:xmlns:xsl-fo-compatible:1.0" fo:text-align="center" fo:text-indent="0pt" fo:margin-left="0pt" fo:margin-top="8pt"/>
      <style:text-properties xmlns:fo="urn:oasis:names:tc:opendocument:xmlns:xsl-fo-compatible:1.0" fo:font-family="Charis SIL" style:font-name-complex="Charis SIL" fo:font-size="9pt" style:font-size-complex="9pt" fo:font-weight="700" style:font-weight-complex="700" fo:font-style="normal"/>
    </style:style>
    <style:style style:name="TitleMain_scrBook" style:family="paragraph" style:parent-style-name="scrBook">
      <style:paragraph-properties fo:line-height="24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line-height="24pt"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18pt" style:font-size-complex="18pt" fo:font-weight="700" style:font-weight-complex="700" fo:font-style="normal"/>
    </style:style>
    <style:style style:name="TitleSecondary_.bgt_TitleMain_scrBook" style:family="paragraph" style:parent-style-name="TitleMain_scrBook">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text="urn:oasis:names:tc:opendocument:xmlns:text:1.0" xmlns:fo="urn:oasis:names:tc:opendocument:xmlns:xsl-fo-compatible:1.0" fo:font-family="Times New Roman" style:font-name-complex="Times New Roman" fo:font-size="14pt" style:font-size-complex="14pt" text:display="block"/>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9pt" style:font-size-complex="small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fo:font-family="Times New Roman" style:font-name-complex="Times New Roman" fo:font-size="smaller" style:font-size-complex="smaller"/>
    </style:style>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Footnote anchor" style:family="text" style:parent-style-name="none">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1_scrSection_columns_scrBook" style:family="paragraph" style:parent-style-name="scrSection_columns_scrBook">
      <style:paragraph-properties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style:vertical-align="top" fo:text-indent="0pt" fo:margin-left="0pt"/>
      <style:text-properties style:text-position="super" fo:font-size="100%" style:font-size-complex="100%"/>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style>
    <style:style style:name="PageHeaderFooter2" style:family="text">
      <style:text-properties content="" fo:font-weight="700" style:writing-mode="lr-tb" fo:font-family="Arial"/>
    </style:style>
    <style:style style:name="PageHeaderFooter3" style:family="text">
      <style:text-properties content=""/>
    </style:style>
    <style:style style:name="PageHeaderFooter4" style:family="text">
      <style:text-properties style:writing-mode="lr-tb" fo:font-family="Arial" content="counter,(,page,)"/>
    </style:style>
    <style:style style:name="PageHeaderFooter5" style:family="text">
      <style:text-properties content=""/>
    </style:style>
    <style:style style:name="PageHeaderFooter12" style:family="text">
      <style:text-properties style:writing-mode="lr-tb" fo:font-family="Arial" content="string,(,bookname,first,),&quot; &quot;,string,(,chapter,first,)" fo:font-weight="700"/>
    </style:style>
    <style:style style:name="PageHeaderFooter13" style:family="text">
      <style:text-properties style:writing-mode="lr-tb" fo:font-family="Arial" content="counter,(,page,)"/>
    </style:style>
    <style:style style:name="PageHeaderFooter14" style:family="text">
      <style:text-properties content="" style:writing-mode="lr-tb" fo:font-family="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style>
    <style:style style:name="PageHeaderFooter20" style:family="text">
      <style:text-properties content="string,(,bookname,last,),&quot; &quot;,string,(,chapter,last,)" fo:font-weight="700" style:writing-mode="lr-tb" fo:font-family="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2-17T16:14:48</meta:creation-date>
    <dc:creator>Admin</dc:creator>
    <dc:date>2010-12-17T16:14:48</dc:date>
    <meta:editing-cycles>1</meta:editing-cycles>
    <meta:editing-duration>PT2M27S</meta:editing-duration>
    <meta:AssemblyVersion Assembly-Version="OpenOfficeConvert 0.6.12.2280"/>
    <meta:Created-By Created-By="ReSharper 5.1.1753.4"/>
    <meta:user-defined meta:name="Assembly-Version">OpenOfficeConvert 0.6.12.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E:\SVN\pathway\Test\PsExport\TestFiles\Output\T4\1pe"
Const IsPreview = "False"

'Changed On Dec-14-2010 for TD-1737(Incomplete messages in Scripture macro)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ub ShowProcessingDialog123() 
  oDoc = ThisComponent ' needs document 
  oController = oDoc.getCurrentController() 
  oFrame = oController.getFrame() 
  oContainerWindow = oFrame.ContainerWindow 
  oToolkit = oContainerWindow.Toolkit 
  
  ' sub window with sub frame 
  oSubWindow = CreateNewWindow(oToolkit,oContainerWindow, 400,300,260,100) 
  oSubWindow.Title="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260,10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50,180,20, com.sun.star.awt.PosSize.POSSIZE ) 
  oContainer.addControl("progressbar",oProgressBar) 
  
  ' label 
  oLabel = CreateUnoService("com.sun.star.awt.UnoControlFixedText") 
  oLabelModel = CreateUnoService("com.sun.star.awt.UnoControlFixedTextModel") 
  oLabelModel.Label = "Macro is updating guidewords ..." 
'  oLabelModel.Color = "red" '-1 
  oLabel.setModel(oLabelModel) 
  oLabel.setPosSize(50,20,180,30,com.sun.star.awt.PosSize.POSSIZE) 
  oContainer.addControl("label",oLabel) 
  
  ' show window 
  oSubWindow.setEnable(False) 
  oSubWindow.setVisible(True) 
  
  ' process something 
  Processing(oDoc) 



  oSubWindow.setVisible(False) 
  oFrame.getFrames().remove(oSubFrame) 
  
  oSubWindow.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